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687a0" officeooo:paragraph-rsid="001687a0"/>
    </style:style>
    <style:style style:name="P2" style:family="paragraph" style:parent-style-name="Standard">
      <style:text-properties officeooo:rsid="001f25f4" officeooo:paragraph-rsid="001f25f4"/>
    </style:style>
    <style:style style:name="P3" style:family="paragraph" style:parent-style-name="Standard">
      <style:text-properties officeooo:rsid="001c7ce6" officeooo:paragraph-rsid="001c7ce6"/>
    </style:style>
    <style:style style:name="P4" style:family="paragraph" style:parent-style-name="Standard">
      <style:text-properties officeooo:rsid="001c7ce6" officeooo:paragraph-rsid="0024b53b"/>
    </style:style>
    <style:style style:name="P5" style:family="paragraph" style:parent-style-name="Standard">
      <style:text-properties officeooo:rsid="001687a0" officeooo:paragraph-rsid="001687a0"/>
    </style:style>
    <style:style style:name="P6" style:family="paragraph" style:parent-style-name="Standard">
      <style:text-properties officeooo:rsid="001687a0" officeooo:paragraph-rsid="0024b53b"/>
    </style:style>
    <style:style style:name="P7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87a0" officeooo:paragraph-rsid="00225b02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officeooo:rsid="001c7ce6" officeooo:paragraph-rsid="001c7ce6"/>
    </style:style>
    <style:style style:name="T1" style:family="text">
      <style:text-properties officeooo:rsid="00225b02"/>
    </style:style>
    <style:style style:name="T2" style:family="text">
      <style:text-properties officeooo:rsid="00083a4b"/>
    </style:style>
    <style:style style:name="T3" style:family="text">
      <style:text-properties officeooo:rsid="0024238b"/>
    </style:style>
    <style:style style:name="T4" style:family="text">
      <style:text-properties officeooo:rsid="0024b53b"/>
    </style:style>
    <style:style style:name="T5" style:family="text">
      <style:text-properties fo:font-variant="normal" fo:text-transform="none" fo:color="#333333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1) Instalar la libreria</text:span></text:p>
      <text:p text:style-name="P8"><text:span text:style-name="T5"><text:tab/>sudo apt-get install python-psycopg2</text:span></text:p>
      <text:p text:style-name="P3"/>
      <text:p text:style-name="P4"><text:span text:style-name="T4">2) Crear usuario</text:span></text:p>
      <text:p text:style-name="P6"><text:span text:style-name="T4">sudo su postgres</text:span></text:p>
      <text:p text:style-name="P1">createuser estudiante</text:p>
      <text:p text:style-name="P1"/>
      <text:p text:style-name="P6"><text:span text:style-name="T4">3) Crear base de datos con owner estudiante</text:span></text:p>
      <text:p text:style-name="P1">createdb <text:span text:style-name="T3">prueba</text:span> -O estudiante</text:p>
      <text:p text:style-name="P1"/>
      <text:p text:style-name="P6"><text:span text:style-name="T4">4) establecer permisos</text:span></text:p>
      <text:p text:style-name="P7"><text:span text:style-name="T1">Esto es para que el usuario openerp pueda conectarse a la base de datos con autenticacion md5 porque la BD de openerp viene encriptada con esa funcion de hash cript</text:span><text:span text:style-name="T2">o</text:span><text:span text:style-name="T1">grafica.</text:span></text:p>
      <text:p text:style-name="P7"><text:span text:style-name="T1"/></text:p>
      <text:p text:style-name="P1">sudo vim /etc/postgresql/9.1/main/pg_hba.conf</text:p>
      <text:p text:style-name="P1">local <text:s text:c="2"/>all <text:s text:c="4"/>estudiante <text:s text:c="17"/>md5</text:p>
      <text:p text:style-name="P1"/>
      <text:p text:style-name="P6"><text:span text:style-name="T4">5)Reiniciar servidor</text:span></text:p>
      <text:p text:style-name="P1">sudo service postgresql restart</text:p>
      <text:p text:style-name="P1"/>
      <text:p text:style-name="P6"><text:span text:style-name="T4">6) cambiar clave de estudiante</text:span></text:p>
      <text:p text:style-name="P6"><text:span text:style-name="T4">psql prueba</text:span></text:p>
      <text:p text:style-name="P1">ALTER USER estudiante with password 'estudiante';</text:p>
      <text:p text:style-name="P1"/>
      <text:p text:style-name="P6"><text:span text:style-name="T4">7)importar libreria</text:span></text:p>
      <text:p text:style-name="P1">import psycopg2</text:p>
      <text:p text:style-name="P1">conexion = psycopg2.connect(dbname="prueba", user="estudiante", password="estudiante")</text:p>
      <text:p text:style-name="P1"/>
      <text:p text:style-name="P1"><text:a xlink:type="simple" xlink:href="http://atmantree.com/go/2013/02/hola-postgresql-con-python/">http://atmantree.com/go/2013/02/hola-postgresql-con-python/</text:a></text:p>
      <text:p text:style-name="P1"><text:a xlink:type="simple" xlink:href="http://wiki.python.org/moin/PostgreSQL">http://wiki.python.org/moin/PostgreSQL</text:a></text:p>
      <text:p text:style-name="P1"><text:a xlink:type="simple" xlink:href="http://wiki.python.org/moin/DatabaseInterfaces">http://wiki.python.org/moin/DatabaseInterfaces</text:a></text:p>
      <text:p text:style-name="P1"><text:a xlink:type="simple" xlink:href="http://wiki.python.org/moin/DatabaseProgramming/">http://wiki.python.org/moin/DatabaseProgramming/</text:a></text:p>
      <text:p text:style-name="P1"/>
      <text:p text:style-name="P1"><text:a xlink:type="simple" xlink:href="http://pythonhosted.org/psycopg2/index.html">http://pythonhosted.org/psycopg2/index.html</text:a></text:p>
      <text:p text:style-name="P1"><text:a xlink:type="simple" xlink:href="http://initd.org/psycopg/docs/index.html">http://initd.org/psycopg/docs/index.html</text:a></text:p>
      <text:p text:style-name="P1"/>
      <text:p text:style-name="P1"><text:a xlink:type="simple" xlink:href="http://www.postgresql.org/docs/current/static/libpq.html">http://www.postgresql.org/docs/current/static/libpq.html</text:a></text:p>
      <text:p text:style-name="P1"/>
      <text:p text:style-name="P2">python with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7T21:20:39</meta:creation-date>
    <dc:date>2013-07-15T22:00:36</dc:date>
    <meta:editing-duration>PT1H9M48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1" meta:paragraph-count="27" meta:word-count="106" meta:character-count="1083" meta:non-whitespace-character-count="980"/>
  </office:meta>
</office:document-meta>
</file>